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9794" officeooo:paragraph-rsid="000f9794"/>
    </style:style>
    <style:style style:name="P2" style:family="paragraph" style:parent-style-name="Standard" style:list-style-name="L1">
      <style:text-properties officeooo:rsid="000f9794" officeooo:paragraph-rsid="000f979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1 Task</text:p>
      <text:p text:style-name="P1"/>
      <text:p text:style-name="P1">Please read all instructions before beginning this task.</text:p>
      <text:p text:style-name="P1"/>
      <text:list text:style-name="L1">
        <text:list-item>
          <text:p text:style-name="P2">New project called Selenium Training Demo in the Selenium IDE</text:p>
        </text:list-item>
        <text:list-item>
          <text:p text:style-name="P2">Create the following blank tests in the test list:</text:p>
          <text:list>
            <text:list-item>
              <text:p text:style-name="P2">Login Page Success</text:p>
            </text:list-item>
            <text:list-item>
              <text:p text:style-name="P2">Login Page Failure</text:p>
            </text:list-item>
            <text:list-item>
              <text:p text:style-name="P2">Login Page Remember Me</text:p>
            </text:list-item>
            <text:list-item>
              <text:p text:style-name="P2">Dashboard Verify Loaded</text:p>
            </text:list-item>
            <text:list-item>
              <text:p text:style-name="P2">Dashboard Verify Page Elements</text:p>
            </text:list-item>
            <text:list-item>
              <text:p text:style-name="P2">Dashboard Click Go To Inventory</text:p>
            </text:list-item>
            <text:list-item>
              <text:p text:style-name="P2">Dashboard Click View Jobs</text:p>
            </text:list-item>
            <text:list-item>
              <text:p text:style-name="P2">Dashboard Verify Activity</text:p>
            </text:list-item>
            <text:list-item>
              <text:p text:style-name="P2">Inventory Verify Filter</text:p>
            </text:list-item>
            <text:list-item>
              <text:p text:style-name="P2">Inventory Verify Sortable Headers</text:p>
            </text:list-item>
            <text:list-item>
              <text:p text:style-name="P2">Inventory Verify Paginator</text:p>
            </text:list-item>
            <text:list-item>
              <text:p text:style-name="P2">Inventory Click Row For Details</text:p>
            </text:list-item>
            <text:list-item>
              <text:p text:style-name="P2">Inventory Click Edit</text:p>
            </text:list-item>
            <text:list-item>
              <text:p text:style-name="P2">Inventory Click Delete</text:p>
            </text:list-item>
            <text:list-item>
              <text:p text:style-name="P2">Edit Inventory Edit Text In Rows</text:p>
            </text:list-item>
            <text:list-item>
              <text:p text:style-name="P2">Edit Inventory Save Button Disabled</text:p>
            </text:list-item>
            <text:list-item>
              <text:p text:style-name="P2">Edit Inventory Save Row Changes</text:p>
            </text:list-item>
            <text:list-item>
              <text:p text:style-name="P2">Inventory Details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12:59:38.062966234</meta:creation-date>
    <dc:date>2026-03-09T13:08:01.553071706</dc:date>
    <meta:editing-duration>PT8M24S</meta:editing-duration>
    <meta:editing-cycles>1</meta:editing-cycles>
    <meta:document-statistic meta:table-count="0" meta:image-count="0" meta:object-count="0" meta:page-count="1" meta:paragraph-count="22" meta:word-count="118" meta:character-count="659" meta:non-whitespace-character-count="583"/>
    <meta:generator>LibreOffice/26.2.1.2$Linux_X86_64 LibreOffice_project/620$Build-2</meta:generator>
  </office:meta>
</office:document-meta>
</file>